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d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Writer.PipedWriter( java . io . Piped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Writer.connect( java . io . Piped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Writer.Piped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